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Ordered" table:style-name="ta1">
        <table:table-column table:style-name="co1" table:number-columns-repeated="1024" table:default-cell-style-name="ce6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=void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=mountain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 calcext:value-type="string">
            <text:p>3=hill</text:p>
          </table:table-cell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9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number-columns-repeated="29"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3" calcext:value-type="float">
            <text:p>3</text:p>
          </table:table-cell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6">
          <table:table-cell table:style-name="Default" table:number-columns-repeated="12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8:13:55.781015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9:31:42.788176727</meta:creation-date>
    <dc:date>2017-06-16T21:06:37.203682340</dc:date>
    <meta:editing-duration>PT51M48S</meta:editing-duration>
    <meta:editing-cycles>7</meta:editing-cycles>
    <meta:generator>LibreOffice/5.3.3.2$Linux_X86_64 LibreOffice_project/3d9a8b4b4e538a85e0782bd6c2d430bafe583448</meta:generator>
    <meta:document-statistic meta:table-count="2" meta:cell-count="375" meta:object-count="0"/>
  </office:meta>
</office:document-meta>
</file>